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164.93mm" svg:y="8.25mm">
            <draw:object draw:notify-on-update-of-ranges="Hoja1.B2:Hoja1.B2 Hoja1.B3:Hoja1.B52 Hoja1.C2:Hoja1.C2 Hoja1.C3:Hoja1.C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4mm" svg:x="167.95mm" svg:y="104.12mm">
            <draw:object draw:notify-on-update-of-ranges="Hoja1.D2:Hoja1.D2 Hoja1.D3:Hoja1.D52 Hoja1.E2:Hoja1.E2 Hoja1.E3:Hoja1.E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7mm" svg:height="90.05mm" svg:x="245.61mm" svg:y="279.17mm">
            <draw:object draw:notify-on-update-of-ranges="Hoja1.G2:Hoja1.G2 Hoja1.G3:Hoja1.G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9.97mm" svg:height="90.05mm" svg:x="87.02mm" svg:y="282.87mm">
            <draw:object draw:notify-on-update-of-ranges="Hoja1.F2:Hoja1.F2 Hoja1.F3:Hoja1.F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171.45mm" svg:y="190.66mm">
            <draw:object draw:notify-on-update-of-ranges="Hoja1.F2:Hoja1.F2 Hoja1.F3:Hoja1.F52 Hoja1.G2:Hoja1.G2 Hoja1.G3:Hoja1.G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x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linea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.605" calcext:value-type="float">
            <text:p>692.605</text:p>
          </table:table-cell>
          <table:table-cell office:value-type="float" office:value="691.639" calcext:value-type="float">
            <text:p>691.639</text:p>
          </table:table-cell>
          <table:table-cell office:value-type="float" office:value="337.794" calcext:value-type="float">
            <text:p>337.794</text:p>
          </table:table-cell>
          <table:table-cell office:value-type="float" office:value="261.278" calcext:value-type="float">
            <text:p>261.278</text:p>
          </table:table-cell>
          <table:table-cell office:value-type="float" office:value="0.306168" calcext:value-type="float">
            <text:p>0.306168</text:p>
          </table:table-cell>
          <table:table-cell table:style-name="ce1" office:value-type="float" office:value="0.203402" calcext:value-type="float">
            <text:p>2.03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3.63" calcext:value-type="float">
            <text:p>693.63</text:p>
          </table:table-cell>
          <table:table-cell office:value-type="float" office:value="692.604" calcext:value-type="float">
            <text:p>692.604</text:p>
          </table:table-cell>
          <table:table-cell office:value-type="float" office:value="338.416" calcext:value-type="float">
            <text:p>338.416</text:p>
          </table:table-cell>
          <table:table-cell office:value-type="float" office:value="261.136" calcext:value-type="float">
            <text:p>261.136</text:p>
          </table:table-cell>
          <table:table-cell office:value-type="float" office:value="0.303676" calcext:value-type="float">
            <text:p>0.303676</text:p>
          </table:table-cell>
          <table:table-cell table:style-name="ce1" office:value-type="float" office:value="0.217559" calcext:value-type="float">
            <text:p>2.18E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4.242" calcext:value-type="float">
            <text:p>694.242</text:p>
          </table:table-cell>
          <table:table-cell office:value-type="float" office:value="693.219" calcext:value-type="float">
            <text:p>693.219</text:p>
          </table:table-cell>
          <table:table-cell office:value-type="float" office:value="335.897" calcext:value-type="float">
            <text:p>335.897</text:p>
          </table:table-cell>
          <table:table-cell office:value-type="float" office:value="262.171" calcext:value-type="float">
            <text:p>262.171</text:p>
          </table:table-cell>
          <table:table-cell office:value-type="float" office:value="0.302768" calcext:value-type="float">
            <text:p>0.302768</text:p>
          </table:table-cell>
          <table:table-cell table:style-name="ce1" office:value-type="float" office:value="0.226207" calcext:value-type="float">
            <text:p>2.26E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.866" calcext:value-type="float">
            <text:p>693.866</text:p>
          </table:table-cell>
          <table:table-cell office:value-type="float" office:value="692.776" calcext:value-type="float">
            <text:p>692.776</text:p>
          </table:table-cell>
          <table:table-cell office:value-type="float" office:value="338.184" calcext:value-type="float">
            <text:p>338.184</text:p>
          </table:table-cell>
          <table:table-cell office:value-type="float" office:value="262.315" calcext:value-type="float">
            <text:p>262.315</text:p>
          </table:table-cell>
          <table:table-cell office:value-type="float" office:value="0.302748" calcext:value-type="float">
            <text:p>0.302748</text:p>
          </table:table-cell>
          <table:table-cell office:value-type="float" office:value="0.218168" calcext:value-type="float">
            <text:p>0.2181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4.568" calcext:value-type="float">
            <text:p>694.568</text:p>
          </table:table-cell>
          <table:table-cell office:value-type="float" office:value="693.526" calcext:value-type="float">
            <text:p>693.526</text:p>
          </table:table-cell>
          <table:table-cell office:value-type="float" office:value="337.665" calcext:value-type="float">
            <text:p>337.665</text:p>
          </table:table-cell>
          <table:table-cell office:value-type="float" office:value="261.547" calcext:value-type="float">
            <text:p>261.547</text:p>
          </table:table-cell>
          <table:table-cell office:value-type="float" office:value="0.302635" calcext:value-type="float">
            <text:p>0.302635</text:p>
          </table:table-cell>
          <table:table-cell office:value-type="float" office:value="0.208837" calcext:value-type="float">
            <text:p>0.2088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3.888" calcext:value-type="float">
            <text:p>693.888</text:p>
          </table:table-cell>
          <table:table-cell office:value-type="float" office:value="692.869" calcext:value-type="float">
            <text:p>692.869</text:p>
          </table:table-cell>
          <table:table-cell office:value-type="float" office:value="336.935" calcext:value-type="float">
            <text:p>336.935</text:p>
          </table:table-cell>
          <table:table-cell office:value-type="float" office:value="262.441" calcext:value-type="float">
            <text:p>262.441</text:p>
          </table:table-cell>
          <table:table-cell office:value-type="float" office:value="0.303952" calcext:value-type="float">
            <text:p>0.303952</text:p>
          </table:table-cell>
          <table:table-cell table:style-name="ce1" office:value-type="float" office:value="0.214693" calcext:value-type="float">
            <text:p>2.15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4.087" calcext:value-type="float">
            <text:p>694.087</text:p>
          </table:table-cell>
          <table:table-cell office:value-type="float" office:value="693.023" calcext:value-type="float">
            <text:p>693.023</text:p>
          </table:table-cell>
          <table:table-cell office:value-type="float" office:value="337.615" calcext:value-type="float">
            <text:p>337.615</text:p>
          </table:table-cell>
          <table:table-cell office:value-type="float" office:value="262.332" calcext:value-type="float">
            <text:p>262.332</text:p>
          </table:table-cell>
          <table:table-cell office:value-type="float" office:value="0.302545" calcext:value-type="float">
            <text:p>0.302545</text:p>
          </table:table-cell>
          <table:table-cell table:style-name="ce1" office:value-type="float" office:value="0.209653" calcext:value-type="float">
            <text:p>2.10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4.411" calcext:value-type="float">
            <text:p>694.411</text:p>
          </table:table-cell>
          <table:table-cell office:value-type="float" office:value="693.366" calcext:value-type="float">
            <text:p>693.366</text:p>
          </table:table-cell>
          <table:table-cell office:value-type="float" office:value="336.533" calcext:value-type="float">
            <text:p>336.533</text:p>
          </table:table-cell>
          <table:table-cell office:value-type="float" office:value="261.659" calcext:value-type="float">
            <text:p>261.659</text:p>
          </table:table-cell>
          <table:table-cell office:value-type="float" office:value="0.30223" calcext:value-type="float">
            <text:p>0.30223</text:p>
          </table:table-cell>
          <table:table-cell office:value-type="float" office:value="0.223831" calcext:value-type="float">
            <text:p>0.2238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3.883" calcext:value-type="float">
            <text:p>693.883</text:p>
          </table:table-cell>
          <table:table-cell office:value-type="float" office:value="692.828" calcext:value-type="float">
            <text:p>692.828</text:p>
          </table:table-cell>
          <table:table-cell office:value-type="float" office:value="337.866" calcext:value-type="float">
            <text:p>337.866</text:p>
          </table:table-cell>
          <table:table-cell office:value-type="float" office:value="261.838" calcext:value-type="float">
            <text:p>261.838</text:p>
          </table:table-cell>
          <table:table-cell office:value-type="float" office:value="0.301922" calcext:value-type="float">
            <text:p>0.301922</text:p>
          </table:table-cell>
          <table:table-cell table:style-name="ce1" office:value-type="float" office:value="0.212217" calcext:value-type="float">
            <text:p>2.12E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4.239" calcext:value-type="float">
            <text:p>694.239</text:p>
          </table:table-cell>
          <table:table-cell office:value-type="float" office:value="693.172" calcext:value-type="float">
            <text:p>693.172</text:p>
          </table:table-cell>
          <table:table-cell office:value-type="float" office:value="336.839" calcext:value-type="float">
            <text:p>336.839</text:p>
          </table:table-cell>
          <table:table-cell office:value-type="float" office:value="262.282" calcext:value-type="float">
            <text:p>262.282</text:p>
          </table:table-cell>
          <table:table-cell office:value-type="float" office:value="0.302707" calcext:value-type="float">
            <text:p>0.302707</text:p>
          </table:table-cell>
          <table:table-cell office:value-type="float" office:value="0.217511" calcext:value-type="float">
            <text:p>0.2175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4.144" calcext:value-type="float">
            <text:p>694.144</text:p>
          </table:table-cell>
          <table:table-cell office:value-type="float" office:value="693.086" calcext:value-type="float">
            <text:p>693.086</text:p>
          </table:table-cell>
          <table:table-cell office:value-type="float" office:value="337.652" calcext:value-type="float">
            <text:p>337.652</text:p>
          </table:table-cell>
          <table:table-cell office:value-type="float" office:value="261.997" calcext:value-type="float">
            <text:p>261.997</text:p>
          </table:table-cell>
          <table:table-cell office:value-type="float" office:value="0.302786" calcext:value-type="float">
            <text:p>0.302786</text:p>
          </table:table-cell>
          <table:table-cell office:value-type="float" office:value="0.217018" calcext:value-type="float">
            <text:p>0.217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4.422" calcext:value-type="float">
            <text:p>694.422</text:p>
          </table:table-cell>
          <table:table-cell office:value-type="float" office:value="693.366" calcext:value-type="float">
            <text:p>693.366</text:p>
          </table:table-cell>
          <table:table-cell office:value-type="float" office:value="337.671" calcext:value-type="float">
            <text:p>337.671</text:p>
          </table:table-cell>
          <table:table-cell office:value-type="float" office:value="261.674" calcext:value-type="float">
            <text:p>261.674</text:p>
          </table:table-cell>
          <table:table-cell office:value-type="float" office:value="0.304089" calcext:value-type="float">
            <text:p>0.304089</text:p>
          </table:table-cell>
          <table:table-cell office:value-type="float" office:value="0.212899" calcext:value-type="float">
            <text:p>0.2128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4.382" calcext:value-type="float">
            <text:p>694.382</text:p>
          </table:table-cell>
          <table:table-cell office:value-type="float" office:value="693.292" calcext:value-type="float">
            <text:p>693.292</text:p>
          </table:table-cell>
          <table:table-cell office:value-type="float" office:value="337.117" calcext:value-type="float">
            <text:p>337.117</text:p>
          </table:table-cell>
          <table:table-cell office:value-type="float" office:value="262.195" calcext:value-type="float">
            <text:p>262.195</text:p>
          </table:table-cell>
          <table:table-cell office:value-type="float" office:value="0.304285" calcext:value-type="float">
            <text:p>0.304285</text:p>
          </table:table-cell>
          <table:table-cell office:value-type="float" office:value="0.224143" calcext:value-type="float">
            <text:p>0.224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4.105" calcext:value-type="float">
            <text:p>694.105</text:p>
          </table:table-cell>
          <table:table-cell office:value-type="float" office:value="693.056" calcext:value-type="float">
            <text:p>693.056</text:p>
          </table:table-cell>
          <table:table-cell office:value-type="float" office:value="337.277" calcext:value-type="float">
            <text:p>337.277</text:p>
          </table:table-cell>
          <table:table-cell office:value-type="float" office:value="261.801" calcext:value-type="float">
            <text:p>261.801</text:p>
          </table:table-cell>
          <table:table-cell office:value-type="float" office:value="0.303557" calcext:value-type="float">
            <text:p>0.303557</text:p>
          </table:table-cell>
          <table:table-cell office:value-type="float" office:value="0.225578" calcext:value-type="float">
            <text:p>0.225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4.362" calcext:value-type="float">
            <text:p>694.362</text:p>
          </table:table-cell>
          <table:table-cell office:value-type="float" office:value="693.317" calcext:value-type="float">
            <text:p>693.317</text:p>
          </table:table-cell>
          <table:table-cell office:value-type="float" office:value="337.032" calcext:value-type="float">
            <text:p>337.032</text:p>
          </table:table-cell>
          <table:table-cell office:value-type="float" office:value="261.834" calcext:value-type="float">
            <text:p>261.834</text:p>
          </table:table-cell>
          <table:table-cell office:value-type="float" office:value="0.304194" calcext:value-type="float">
            <text:p>0.304194</text:p>
          </table:table-cell>
          <table:table-cell office:value-type="float" office:value="0.220086" calcext:value-type="float">
            <text:p>0.2200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3.855" calcext:value-type="float">
            <text:p>693.855</text:p>
          </table:table-cell>
          <table:table-cell office:value-type="float" office:value="692.787" calcext:value-type="float">
            <text:p>692.787</text:p>
          </table:table-cell>
          <table:table-cell office:value-type="float" office:value="336.986" calcext:value-type="float">
            <text:p>336.986</text:p>
          </table:table-cell>
          <table:table-cell office:value-type="float" office:value="261.526" calcext:value-type="float">
            <text:p>261.526</text:p>
          </table:table-cell>
          <table:table-cell office:value-type="float" office:value="0.303809" calcext:value-type="float">
            <text:p>0.303809</text:p>
          </table:table-cell>
          <table:table-cell office:value-type="float" office:value="0.220341" calcext:value-type="float">
            <text:p>0.2203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4.139" calcext:value-type="float">
            <text:p>694.139</text:p>
          </table:table-cell>
          <table:table-cell office:value-type="float" office:value="693.06" calcext:value-type="float">
            <text:p>693.06</text:p>
          </table:table-cell>
          <table:table-cell office:value-type="float" office:value="336.67" calcext:value-type="float">
            <text:p>336.67</text:p>
          </table:table-cell>
          <table:table-cell office:value-type="float" office:value="262.244" calcext:value-type="float">
            <text:p>262.244</text:p>
          </table:table-cell>
          <table:table-cell office:value-type="float" office:value="0.30378" calcext:value-type="float">
            <text:p>0.30378</text:p>
          </table:table-cell>
          <table:table-cell office:value-type="float" office:value="0.222468" calcext:value-type="float">
            <text:p>0.222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3.439" calcext:value-type="float">
            <text:p>693.439</text:p>
          </table:table-cell>
          <table:table-cell office:value-type="float" office:value="692.338" calcext:value-type="float">
            <text:p>692.338</text:p>
          </table:table-cell>
          <table:table-cell office:value-type="float" office:value="338.247" calcext:value-type="float">
            <text:p>338.247</text:p>
          </table:table-cell>
          <table:table-cell office:value-type="float" office:value="262" calcext:value-type="float">
            <text:p>262</text:p>
          </table:table-cell>
          <table:table-cell office:value-type="float" office:value="0.302494" calcext:value-type="float">
            <text:p>0.302494</text:p>
          </table:table-cell>
          <table:table-cell office:value-type="float" office:value="0.208899" calcext:value-type="float">
            <text:p>0.208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4.203" calcext:value-type="float">
            <text:p>694.203</text:p>
          </table:table-cell>
          <table:table-cell office:value-type="float" office:value="693.178" calcext:value-type="float">
            <text:p>693.178</text:p>
          </table:table-cell>
          <table:table-cell office:value-type="float" office:value="336.955" calcext:value-type="float">
            <text:p>336.955</text:p>
          </table:table-cell>
          <table:table-cell office:value-type="float" office:value="261.318" calcext:value-type="float">
            <text:p>261.318</text:p>
          </table:table-cell>
          <table:table-cell office:value-type="float" office:value="0.303519" calcext:value-type="float">
            <text:p>0.303519</text:p>
          </table:table-cell>
          <table:table-cell office:value-type="float" office:value="0.224772" calcext:value-type="float">
            <text:p>0.2247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4.067" calcext:value-type="float">
            <text:p>694.067</text:p>
          </table:table-cell>
          <table:table-cell office:value-type="float" office:value="692.976" calcext:value-type="float">
            <text:p>692.976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262.704" calcext:value-type="float">
            <text:p>262.704</text:p>
          </table:table-cell>
          <table:table-cell office:value-type="float" office:value="0.304546" calcext:value-type="float">
            <text:p>0.304546</text:p>
          </table:table-cell>
          <table:table-cell office:value-type="float" office:value="0.224757" calcext:value-type="float">
            <text:p>0.2247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4.769" calcext:value-type="float">
            <text:p>694.769</text:p>
          </table:table-cell>
          <table:table-cell office:value-type="float" office:value="693.709" calcext:value-type="float">
            <text:p>693.709</text:p>
          </table:table-cell>
          <table:table-cell office:value-type="float" office:value="335.863" calcext:value-type="float">
            <text:p>335.863</text:p>
          </table:table-cell>
          <table:table-cell office:value-type="float" office:value="262.352" calcext:value-type="float">
            <text:p>262.352</text:p>
          </table:table-cell>
          <table:table-cell office:value-type="float" office:value="0.303762" calcext:value-type="float">
            <text:p>0.303762</text:p>
          </table:table-cell>
          <table:table-cell office:value-type="float" office:value="0.225914" calcext:value-type="float">
            <text:p>0.2259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5.664" calcext:value-type="float">
            <text:p>695.664</text:p>
          </table:table-cell>
          <table:table-cell office:value-type="float" office:value="694.61" calcext:value-type="float">
            <text:p>694.61</text:p>
          </table:table-cell>
          <table:table-cell office:value-type="float" office:value="337.621" calcext:value-type="float">
            <text:p>337.621</text:p>
          </table:table-cell>
          <table:table-cell office:value-type="float" office:value="261.639" calcext:value-type="float">
            <text:p>261.639</text:p>
          </table:table-cell>
          <table:table-cell office:value-type="float" office:value="0.306124" calcext:value-type="float">
            <text:p>0.306124</text:p>
          </table:table-cell>
          <table:table-cell office:value-type="float" office:value="0.217929" calcext:value-type="float">
            <text:p>0.2179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4.578" calcext:value-type="float">
            <text:p>694.578</text:p>
          </table:table-cell>
          <table:table-cell office:value-type="float" office:value="693.556" calcext:value-type="float">
            <text:p>693.556</text:p>
          </table:table-cell>
          <table:table-cell office:value-type="float" office:value="336.879" calcext:value-type="float">
            <text:p>336.879</text:p>
          </table:table-cell>
          <table:table-cell office:value-type="float" office:value="262.04" calcext:value-type="float">
            <text:p>262.04</text:p>
          </table:table-cell>
          <table:table-cell office:value-type="float" office:value="0.30341" calcext:value-type="float">
            <text:p>0.30341</text:p>
          </table:table-cell>
          <table:table-cell office:value-type="float" office:value="0.230922" calcext:value-type="float">
            <text:p>0.230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4.166" calcext:value-type="float">
            <text:p>694.166</text:p>
          </table:table-cell>
          <table:table-cell office:value-type="float" office:value="693.086" calcext:value-type="float">
            <text:p>693.086</text:p>
          </table:table-cell>
          <table:table-cell office:value-type="float" office:value="336.867" calcext:value-type="float">
            <text:p>336.867</text:p>
          </table:table-cell>
          <table:table-cell office:value-type="float" office:value="262.717" calcext:value-type="float">
            <text:p>262.717</text:p>
          </table:table-cell>
          <table:table-cell office:value-type="float" office:value="0.304398" calcext:value-type="float">
            <text:p>0.304398</text:p>
          </table:table-cell>
          <table:table-cell office:value-type="float" office:value="0.223575" calcext:value-type="float">
            <text:p>0.223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5.301" calcext:value-type="float">
            <text:p>695.301</text:p>
          </table:table-cell>
          <table:table-cell office:value-type="float" office:value="694.233" calcext:value-type="float">
            <text:p>694.233</text:p>
          </table:table-cell>
          <table:table-cell office:value-type="float" office:value="335.949" calcext:value-type="float">
            <text:p>335.949</text:p>
          </table:table-cell>
          <table:table-cell office:value-type="float" office:value="261.936" calcext:value-type="float">
            <text:p>261.936</text:p>
          </table:table-cell>
          <table:table-cell office:value-type="float" office:value="0.303624" calcext:value-type="float">
            <text:p>0.303624</text:p>
          </table:table-cell>
          <table:table-cell office:value-type="float" office:value="0.226057" calcext:value-type="float">
            <text:p>0.2260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4.011" calcext:value-type="float">
            <text:p>694.011</text:p>
          </table:table-cell>
          <table:table-cell office:value-type="float" office:value="692.91" calcext:value-type="float">
            <text:p>692.91</text:p>
          </table:table-cell>
          <table:table-cell office:value-type="float" office:value="337.331" calcext:value-type="float">
            <text:p>337.331</text:p>
          </table:table-cell>
          <table:table-cell office:value-type="float" office:value="262.767" calcext:value-type="float">
            <text:p>262.767</text:p>
          </table:table-cell>
          <table:table-cell office:value-type="float" office:value="0.303328" calcext:value-type="float">
            <text:p>0.303328</text:p>
          </table:table-cell>
          <table:table-cell office:value-type="float" office:value="0.21999" calcext:value-type="float">
            <text:p>0.21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4.357" calcext:value-type="float">
            <text:p>694.357</text:p>
          </table:table-cell>
          <table:table-cell office:value-type="float" office:value="693.301" calcext:value-type="float">
            <text:p>693.301</text:p>
          </table:table-cell>
          <table:table-cell office:value-type="float" office:value="337.199" calcext:value-type="float">
            <text:p>337.199</text:p>
          </table:table-cell>
          <table:table-cell office:value-type="float" office:value="261.488" calcext:value-type="float">
            <text:p>261.488</text:p>
          </table:table-cell>
          <table:table-cell office:value-type="float" office:value="0.302565" calcext:value-type="float">
            <text:p>0.302565</text:p>
          </table:table-cell>
          <table:table-cell office:value-type="float" office:value="0.212488" calcext:value-type="float">
            <text:p>0.2124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4.585" calcext:value-type="float">
            <text:p>694.585</text:p>
          </table:table-cell>
          <table:table-cell office:value-type="float" office:value="693.523" calcext:value-type="float">
            <text:p>693.523</text:p>
          </table:table-cell>
          <table:table-cell office:value-type="float" office:value="336.303" calcext:value-type="float">
            <text:p>336.303</text:p>
          </table:table-cell>
          <table:table-cell office:value-type="float" office:value="262.342" calcext:value-type="float">
            <text:p>262.342</text:p>
          </table:table-cell>
          <table:table-cell office:value-type="float" office:value="0.303687" calcext:value-type="float">
            <text:p>0.303687</text:p>
          </table:table-cell>
          <table:table-cell office:value-type="float" office:value="0.22179" calcext:value-type="float">
            <text:p>0.221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3.3" calcext:value-type="float">
            <text:p>693.3</text:p>
          </table:table-cell>
          <table:table-cell office:value-type="float" office:value="692.24" calcext:value-type="float">
            <text:p>692.24</text:p>
          </table:table-cell>
          <table:table-cell office:value-type="float" office:value="338.278" calcext:value-type="float">
            <text:p>338.278</text:p>
          </table:table-cell>
          <table:table-cell office:value-type="float" office:value="261.931" calcext:value-type="float">
            <text:p>261.931</text:p>
          </table:table-cell>
          <table:table-cell office:value-type="float" office:value="0.302009" calcext:value-type="float">
            <text:p>0.302009</text:p>
          </table:table-cell>
          <table:table-cell office:value-type="float" office:value="0.212651" calcext:value-type="float">
            <text:p>0.2126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3.925" calcext:value-type="float">
            <text:p>693.925</text:p>
          </table:table-cell>
          <table:table-cell office:value-type="float" office:value="692.855" calcext:value-type="float">
            <text:p>692.855</text:p>
          </table:table-cell>
          <table:table-cell office:value-type="float" office:value="337.325" calcext:value-type="float">
            <text:p>337.325</text:p>
          </table:table-cell>
          <table:table-cell office:value-type="float" office:value="261.987" calcext:value-type="float">
            <text:p>261.987</text:p>
          </table:table-cell>
          <table:table-cell office:value-type="float" office:value="0.303396" calcext:value-type="float">
            <text:p>0.303396</text:p>
          </table:table-cell>
          <table:table-cell office:value-type="float" office:value="0.220523" calcext:value-type="float">
            <text:p>0.2205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4.078" calcext:value-type="float">
            <text:p>694.078</text:p>
          </table:table-cell>
          <table:table-cell office:value-type="float" office:value="693.013" calcext:value-type="float">
            <text:p>693.013</text:p>
          </table:table-cell>
          <table:table-cell office:value-type="float" office:value="337.98" calcext:value-type="float">
            <text:p>337.98</text:p>
          </table:table-cell>
          <table:table-cell office:value-type="float" office:value="261.857" calcext:value-type="float">
            <text:p>261.857</text:p>
          </table:table-cell>
          <table:table-cell office:value-type="float" office:value="0.302701" calcext:value-type="float">
            <text:p>0.302701</text:p>
          </table:table-cell>
          <table:table-cell office:value-type="float" office:value="0.209693" calcext:value-type="float">
            <text:p>0.209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3.773" calcext:value-type="float">
            <text:p>693.773</text:p>
          </table:table-cell>
          <table:table-cell office:value-type="float" office:value="692.688" calcext:value-type="float">
            <text:p>692.688</text:p>
          </table:table-cell>
          <table:table-cell office:value-type="float" office:value="338.099" calcext:value-type="float">
            <text:p>338.099</text:p>
          </table:table-cell>
          <table:table-cell office:value-type="float" office:value="261.857" calcext:value-type="float">
            <text:p>261.857</text:p>
          </table:table-cell>
          <table:table-cell office:value-type="float" office:value="0.302992" calcext:value-type="float">
            <text:p>0.302992</text:p>
          </table:table-cell>
          <table:table-cell office:value-type="float" office:value="0.210357" calcext:value-type="float">
            <text:p>0.2103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4.312" calcext:value-type="float">
            <text:p>694.312</text:p>
          </table:table-cell>
          <table:table-cell office:value-type="float" office:value="693.296" calcext:value-type="float">
            <text:p>693.296</text:p>
          </table:table-cell>
          <table:table-cell office:value-type="float" office:value="337.837" calcext:value-type="float">
            <text:p>337.837</text:p>
          </table:table-cell>
          <table:table-cell office:value-type="float" office:value="261.773" calcext:value-type="float">
            <text:p>261.773</text:p>
          </table:table-cell>
          <table:table-cell office:value-type="float" office:value="0.306195" calcext:value-type="float">
            <text:p>0.306195</text:p>
          </table:table-cell>
          <table:table-cell office:value-type="float" office:value="0.215054" calcext:value-type="float">
            <text:p>0.2150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4.027" calcext:value-type="float">
            <text:p>694.027</text:p>
          </table:table-cell>
          <table:table-cell office:value-type="float" office:value="692.951" calcext:value-type="float">
            <text:p>692.951</text:p>
          </table:table-cell>
          <table:table-cell office:value-type="float" office:value="338.172" calcext:value-type="float">
            <text:p>338.172</text:p>
          </table:table-cell>
          <table:table-cell office:value-type="float" office:value="261.39" calcext:value-type="float">
            <text:p>261.39</text:p>
          </table:table-cell>
          <table:table-cell office:value-type="float" office:value="0.302423" calcext:value-type="float">
            <text:p>0.302423</text:p>
          </table:table-cell>
          <table:table-cell office:value-type="float" office:value="0.21101" calcext:value-type="float">
            <text:p>0.211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3.59" calcext:value-type="float">
            <text:p>693.59</text:p>
          </table:table-cell>
          <table:table-cell office:value-type="float" office:value="692.592" calcext:value-type="float">
            <text:p>692.592</text:p>
          </table:table-cell>
          <table:table-cell office:value-type="float" office:value="337.583" calcext:value-type="float">
            <text:p>337.583</text:p>
          </table:table-cell>
          <table:table-cell office:value-type="float" office:value="261.626" calcext:value-type="float">
            <text:p>261.626</text:p>
          </table:table-cell>
          <table:table-cell office:value-type="float" office:value="0.303048" calcext:value-type="float">
            <text:p>0.303048</text:p>
          </table:table-cell>
          <table:table-cell office:value-type="float" office:value="0.217328" calcext:value-type="float">
            <text:p>0.2173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3.948" calcext:value-type="float">
            <text:p>693.948</text:p>
          </table:table-cell>
          <table:table-cell office:value-type="float" office:value="692.877" calcext:value-type="float">
            <text:p>692.877</text:p>
          </table:table-cell>
          <table:table-cell office:value-type="float" office:value="336.661" calcext:value-type="float">
            <text:p>336.661</text:p>
          </table:table-cell>
          <table:table-cell office:value-type="float" office:value="262.516" calcext:value-type="float">
            <text:p>262.516</text:p>
          </table:table-cell>
          <table:table-cell office:value-type="float" office:value="0.302531" calcext:value-type="float">
            <text:p>0.302531</text:p>
          </table:table-cell>
          <table:table-cell office:value-type="float" office:value="0.213729" calcext:value-type="float">
            <text:p>0.2137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4.632" calcext:value-type="float">
            <text:p>694.632</text:p>
          </table:table-cell>
          <table:table-cell office:value-type="float" office:value="693.576" calcext:value-type="float">
            <text:p>693.576</text:p>
          </table:table-cell>
          <table:table-cell office:value-type="float" office:value="336.858" calcext:value-type="float">
            <text:p>336.858</text:p>
          </table:table-cell>
          <table:table-cell office:value-type="float" office:value="262.523" calcext:value-type="float">
            <text:p>262.523</text:p>
          </table:table-cell>
          <table:table-cell office:value-type="float" office:value="0.304212" calcext:value-type="float">
            <text:p>0.304212</text:p>
          </table:table-cell>
          <table:table-cell office:value-type="float" office:value="0.220806" calcext:value-type="float">
            <text:p>0.2208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4.738" calcext:value-type="float">
            <text:p>694.738</text:p>
          </table:table-cell>
          <table:table-cell office:value-type="float" office:value="693.648" calcext:value-type="float">
            <text:p>693.648</text:p>
          </table:table-cell>
          <table:table-cell office:value-type="float" office:value="335.921" calcext:value-type="float">
            <text:p>335.921</text:p>
          </table:table-cell>
          <table:table-cell office:value-type="float" office:value="262.314" calcext:value-type="float">
            <text:p>262.314</text:p>
          </table:table-cell>
          <table:table-cell office:value-type="float" office:value="0.30351" calcext:value-type="float">
            <text:p>0.30351</text:p>
          </table:table-cell>
          <table:table-cell office:value-type="float" office:value="0.21991" calcext:value-type="float">
            <text:p>0.219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5.99" calcext:value-type="float">
            <text:p>695.99</text:p>
          </table:table-cell>
          <table:table-cell office:value-type="float" office:value="694.932" calcext:value-type="float">
            <text:p>694.932</text:p>
          </table:table-cell>
          <table:table-cell office:value-type="float" office:value="336.861" calcext:value-type="float">
            <text:p>336.861</text:p>
          </table:table-cell>
          <table:table-cell office:value-type="float" office:value="262.054" calcext:value-type="float">
            <text:p>262.054</text:p>
          </table:table-cell>
          <table:table-cell office:value-type="float" office:value="0.308898" calcext:value-type="float">
            <text:p>0.308898</text:p>
          </table:table-cell>
          <table:table-cell office:value-type="float" office:value="0.225447" calcext:value-type="float">
            <text:p>0.2254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3.24" calcext:value-type="float">
            <text:p>693.24</text:p>
          </table:table-cell>
          <table:table-cell office:value-type="float" office:value="692.133" calcext:value-type="float">
            <text:p>692.133</text:p>
          </table:table-cell>
          <table:table-cell office:value-type="float" office:value="337.342" calcext:value-type="float">
            <text:p>337.342</text:p>
          </table:table-cell>
          <table:table-cell office:value-type="float" office:value="263.193" calcext:value-type="float">
            <text:p>263.193</text:p>
          </table:table-cell>
          <table:table-cell office:value-type="float" office:value="0.308527" calcext:value-type="float">
            <text:p>0.308527</text:p>
          </table:table-cell>
          <table:table-cell office:value-type="float" office:value="0.217667" calcext:value-type="float">
            <text:p>0.217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4.065" calcext:value-type="float">
            <text:p>694.065</text:p>
          </table:table-cell>
          <table:table-cell office:value-type="float" office:value="692.982" calcext:value-type="float">
            <text:p>692.982</text:p>
          </table:table-cell>
          <table:table-cell office:value-type="float" office:value="336.999" calcext:value-type="float">
            <text:p>336.999</text:p>
          </table:table-cell>
          <table:table-cell office:value-type="float" office:value="261.606" calcext:value-type="float">
            <text:p>261.606</text:p>
          </table:table-cell>
          <table:table-cell office:value-type="float" office:value="0.303189" calcext:value-type="float">
            <text:p>0.303189</text:p>
          </table:table-cell>
          <table:table-cell office:value-type="float" office:value="0.220808" calcext:value-type="float">
            <text:p>0.2208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4.444" calcext:value-type="float">
            <text:p>694.444</text:p>
          </table:table-cell>
          <table:table-cell office:value-type="float" office:value="693.364" calcext:value-type="float">
            <text:p>693.364</text:p>
          </table:table-cell>
          <table:table-cell office:value-type="float" office:value="336.811" calcext:value-type="float">
            <text:p>336.811</text:p>
          </table:table-cell>
          <table:table-cell office:value-type="float" office:value="262.66" calcext:value-type="float">
            <text:p>262.66</text:p>
          </table:table-cell>
          <table:table-cell office:value-type="float" office:value="0.303484" calcext:value-type="float">
            <text:p>0.303484</text:p>
          </table:table-cell>
          <table:table-cell office:value-type="float" office:value="0.221507" calcext:value-type="float">
            <text:p>0.2215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4.176" calcext:value-type="float">
            <text:p>694.176</text:p>
          </table:table-cell>
          <table:table-cell office:value-type="float" office:value="693.108" calcext:value-type="float">
            <text:p>693.108</text:p>
          </table:table-cell>
          <table:table-cell office:value-type="float" office:value="337.296" calcext:value-type="float">
            <text:p>337.296</text:p>
          </table:table-cell>
          <table:table-cell office:value-type="float" office:value="261.752" calcext:value-type="float">
            <text:p>261.752</text:p>
          </table:table-cell>
          <table:table-cell office:value-type="float" office:value="0.303309" calcext:value-type="float">
            <text:p>0.303309</text:p>
          </table:table-cell>
          <table:table-cell office:value-type="float" office:value="0.216637" calcext:value-type="float">
            <text:p>0.2166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4.216" calcext:value-type="float">
            <text:p>694.216</text:p>
          </table:table-cell>
          <table:table-cell office:value-type="float" office:value="693.107" calcext:value-type="float">
            <text:p>693.107</text:p>
          </table:table-cell>
          <table:table-cell office:value-type="float" office:value="337.396" calcext:value-type="float">
            <text:p>337.396</text:p>
          </table:table-cell>
          <table:table-cell office:value-type="float" office:value="261.484" calcext:value-type="float">
            <text:p>261.484</text:p>
          </table:table-cell>
          <table:table-cell office:value-type="float" office:value="0.303403" calcext:value-type="float">
            <text:p>0.303403</text:p>
          </table:table-cell>
          <table:table-cell office:value-type="float" office:value="0.219889" calcext:value-type="float">
            <text:p>0.219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4.405" calcext:value-type="float">
            <text:p>694.405</text:p>
          </table:table-cell>
          <table:table-cell office:value-type="float" office:value="693.33" calcext:value-type="float">
            <text:p>693.33</text:p>
          </table:table-cell>
          <table:table-cell office:value-type="float" office:value="337.035" calcext:value-type="float">
            <text:p>337.035</text:p>
          </table:table-cell>
          <table:table-cell office:value-type="float" office:value="262.348" calcext:value-type="float">
            <text:p>262.348</text:p>
          </table:table-cell>
          <table:table-cell office:value-type="float" office:value="0.302722" calcext:value-type="float">
            <text:p>0.302722</text:p>
          </table:table-cell>
          <table:table-cell office:value-type="float" office:value="0.224282" calcext:value-type="float">
            <text:p>0.2242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4.4" calcext:value-type="float">
            <text:p>694.4</text:p>
          </table:table-cell>
          <table:table-cell office:value-type="float" office:value="693.342" calcext:value-type="float">
            <text:p>693.342</text:p>
          </table:table-cell>
          <table:table-cell office:value-type="float" office:value="337.021" calcext:value-type="float">
            <text:p>337.021</text:p>
          </table:table-cell>
          <table:table-cell office:value-type="float" office:value="262.557" calcext:value-type="float">
            <text:p>262.557</text:p>
          </table:table-cell>
          <table:table-cell office:value-type="float" office:value="0.303309" calcext:value-type="float">
            <text:p>0.303309</text:p>
          </table:table-cell>
          <table:table-cell office:value-type="float" office:value="0.219408" calcext:value-type="float">
            <text:p>0.2194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94.49" calcext:value-type="float">
            <text:p>694.49</text:p>
          </table:table-cell>
          <table:table-cell office:value-type="float" office:value="693.421" calcext:value-type="float">
            <text:p>693.421</text:p>
          </table:table-cell>
          <table:table-cell office:value-type="float" office:value="336.573" calcext:value-type="float">
            <text:p>336.573</text:p>
          </table:table-cell>
          <table:table-cell office:value-type="float" office:value="262.004" calcext:value-type="float">
            <text:p>262.004</text:p>
          </table:table-cell>
          <table:table-cell office:value-type="float" office:value="0.303067" calcext:value-type="float">
            <text:p>0.303067</text:p>
          </table:table-cell>
          <table:table-cell office:value-type="float" office:value="0.225059" calcext:value-type="float">
            <text:p>0.2250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3.758" calcext:value-type="float">
            <text:p>693.758</text:p>
          </table:table-cell>
          <table:table-cell office:value-type="float" office:value="692.678" calcext:value-type="float">
            <text:p>692.678</text:p>
          </table:table-cell>
          <table:table-cell office:value-type="float" office:value="338.13" calcext:value-type="float">
            <text:p>338.13</text:p>
          </table:table-cell>
          <table:table-cell office:value-type="float" office:value="262.134" calcext:value-type="float">
            <text:p>262.134</text:p>
          </table:table-cell>
          <table:table-cell office:value-type="float" office:value="0.302682" calcext:value-type="float">
            <text:p>0.302682</text:p>
          </table:table-cell>
          <table:table-cell office:value-type="float" office:value="0.211702" calcext:value-type="float">
            <text:p>0.2117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3.86" calcext:value-type="float">
            <text:p>693.86</text:p>
          </table:table-cell>
          <table:table-cell office:value-type="float" office:value="692.785" calcext:value-type="float">
            <text:p>692.785</text:p>
          </table:table-cell>
          <table:table-cell office:value-type="float" office:value="338.399" calcext:value-type="float">
            <text:p>338.399</text:p>
          </table:table-cell>
          <table:table-cell office:value-type="float" office:value="261.586" calcext:value-type="float">
            <text:p>261.586</text:p>
          </table:table-cell>
          <table:table-cell office:value-type="float" office:value="0.303262" calcext:value-type="float">
            <text:p>0.303262</text:p>
          </table:table-cell>
          <table:table-cell office:value-type="float" office:value="0.209413" calcext:value-type="float">
            <text:p>0.2094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3.139" calcext:value-type="float">
            <text:p>693.139</text:p>
          </table:table-cell>
          <table:table-cell office:value-type="float" office:value="692.113" calcext:value-type="float">
            <text:p>692.113</text:p>
          </table:table-cell>
          <table:table-cell office:value-type="float" office:value="338" calcext:value-type="float">
            <text:p>338</text:p>
          </table:table-cell>
          <table:table-cell office:value-type="float" office:value="261.602" calcext:value-type="float">
            <text:p>261.602</text:p>
          </table:table-cell>
          <table:table-cell office:value-type="float" office:value="0.302269" calcext:value-type="float">
            <text:p>0.302269</text:p>
          </table:table-cell>
          <table:table-cell office:value-type="float" office:value="0.221646" calcext:value-type="float">
            <text:p>0.221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1:08:31.1855389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07:33:40.178533362</meta:creation-date>
    <dc:date>2019-02-11T01:08:49.473976002</dc:date>
    <meta:editing-duration>PT27M14S</meta:editing-duration>
    <meta:editing-cycles>9</meta:editing-cycles>
    <meta:generator>LibreOffice/6.0.7.3$Linux_X86_64 LibreOffice_project/00m0$Build-3</meta:generator>
    <meta:document-statistic meta:table-count="1" meta:cell-count="356" meta:object-count="5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Error y Colinealidad</text:p>
        </chart:title>
        <chart:subtitle svg:x="6.977cm" svg:y="1.275cm" chart:style-name="ch3">
          <text:p>Iteraciones</text:p>
        </chart:subtitle>
        <chart:legend chart:legend-position="end" svg:x="12.804cm" svg:y="3.952cm" style:legend-expansion="high" chart:style-name="ch4"/>
        <chart:plot-area chart:style-name="ch5" table:cell-range-address="Hoja1.F2:Hoja1.G52" chart:data-source-has-labels="row" svg:x="0.32cm" svg:y="2.138cm" svg:width="12.164cm" svg:height="6.682cm">
          <chartooo:coordinate-region svg:x="1.232cm" svg:y="2.337cm" svg:width="11.252cm" svg:height="5.69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6168">
                <text:p>0.306168</text:p>
                <draw:g>
                  <svg:desc>Hoja1.F3:Hoja1.F52</svg:desc>
                </draw:g>
              </table:table-cell>
              <table:table-cell office:value-type="float" office:value="0.203402">
                <text:p>0.203402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676">
                <text:p>0.303676</text:p>
              </table:table-cell>
              <table:table-cell office:value-type="float" office:value="0.217559">
                <text:p>0.217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2768">
                <text:p>0.302768</text:p>
              </table:table-cell>
              <table:table-cell office:value-type="float" office:value="0.226207">
                <text:p>0.22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2748">
                <text:p>0.302748</text:p>
              </table:table-cell>
              <table:table-cell office:value-type="float" office:value="0.218168">
                <text:p>0.218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2635">
                <text:p>0.302635</text:p>
              </table:table-cell>
              <table:table-cell office:value-type="float" office:value="0.208837">
                <text:p>0.208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3952">
                <text:p>0.303952</text:p>
              </table:table-cell>
              <table:table-cell office:value-type="float" office:value="0.214693">
                <text:p>0.214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545">
                <text:p>0.302545</text:p>
              </table:table-cell>
              <table:table-cell office:value-type="float" office:value="0.209653">
                <text:p>0.20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223">
                <text:p>0.30223</text:p>
              </table:table-cell>
              <table:table-cell office:value-type="float" office:value="0.223831">
                <text:p>0.22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922">
                <text:p>0.301922</text:p>
              </table:table-cell>
              <table:table-cell office:value-type="float" office:value="0.212217">
                <text:p>0.21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2707">
                <text:p>0.302707</text:p>
              </table:table-cell>
              <table:table-cell office:value-type="float" office:value="0.217511">
                <text:p>0.217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2786">
                <text:p>0.302786</text:p>
              </table:table-cell>
              <table:table-cell office:value-type="float" office:value="0.217018">
                <text:p>0.217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089">
                <text:p>0.304089</text:p>
              </table:table-cell>
              <table:table-cell office:value-type="float" office:value="0.212899">
                <text:p>0.212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4285">
                <text:p>0.304285</text:p>
              </table:table-cell>
              <table:table-cell office:value-type="float" office:value="0.224143">
                <text:p>0.224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557">
                <text:p>0.303557</text:p>
              </table:table-cell>
              <table:table-cell office:value-type="float" office:value="0.225578">
                <text:p>0.225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4194">
                <text:p>0.304194</text:p>
              </table:table-cell>
              <table:table-cell office:value-type="float" office:value="0.220086">
                <text:p>0.220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3809">
                <text:p>0.303809</text:p>
              </table:table-cell>
              <table:table-cell office:value-type="float" office:value="0.220341">
                <text:p>0.22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78">
                <text:p>0.30378</text:p>
              </table:table-cell>
              <table:table-cell office:value-type="float" office:value="0.222468">
                <text:p>0.222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2494">
                <text:p>0.302494</text:p>
              </table:table-cell>
              <table:table-cell office:value-type="float" office:value="0.208899">
                <text:p>0.208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519">
                <text:p>0.303519</text:p>
              </table:table-cell>
              <table:table-cell office:value-type="float" office:value="0.224772">
                <text:p>0.224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546">
                <text:p>0.304546</text:p>
              </table:table-cell>
              <table:table-cell office:value-type="float" office:value="0.224757">
                <text:p>0.224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762">
                <text:p>0.303762</text:p>
              </table:table-cell>
              <table:table-cell office:value-type="float" office:value="0.225914">
                <text:p>0.225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124">
                <text:p>0.306124</text:p>
              </table:table-cell>
              <table:table-cell office:value-type="float" office:value="0.217929">
                <text:p>0.217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341">
                <text:p>0.30341</text:p>
              </table:table-cell>
              <table:table-cell office:value-type="float" office:value="0.230922">
                <text:p>0.230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4398">
                <text:p>0.304398</text:p>
              </table:table-cell>
              <table:table-cell office:value-type="float" office:value="0.223575">
                <text:p>0.223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3624">
                <text:p>0.303624</text:p>
              </table:table-cell>
              <table:table-cell office:value-type="float" office:value="0.226057">
                <text:p>0.226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3328">
                <text:p>0.303328</text:p>
              </table:table-cell>
              <table:table-cell office:value-type="float" office:value="0.21999">
                <text:p>0.21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2565">
                <text:p>0.302565</text:p>
              </table:table-cell>
              <table:table-cell office:value-type="float" office:value="0.212488">
                <text:p>0.212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3687">
                <text:p>0.303687</text:p>
              </table:table-cell>
              <table:table-cell office:value-type="float" office:value="0.22179">
                <text:p>0.22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2009">
                <text:p>0.302009</text:p>
              </table:table-cell>
              <table:table-cell office:value-type="float" office:value="0.212651">
                <text:p>0.21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3396">
                <text:p>0.303396</text:p>
              </table:table-cell>
              <table:table-cell office:value-type="float" office:value="0.220523">
                <text:p>0.220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2701">
                <text:p>0.302701</text:p>
              </table:table-cell>
              <table:table-cell office:value-type="float" office:value="0.209693">
                <text:p>0.209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2992">
                <text:p>0.302992</text:p>
              </table:table-cell>
              <table:table-cell office:value-type="float" office:value="0.210357">
                <text:p>0.210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6195">
                <text:p>0.306195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2423">
                <text:p>0.302423</text:p>
              </table:table-cell>
              <table:table-cell office:value-type="float" office:value="0.21101">
                <text:p>0.21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048">
                <text:p>0.303048</text:p>
              </table:table-cell>
              <table:table-cell office:value-type="float" office:value="0.217328">
                <text:p>0.217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2531">
                <text:p>0.302531</text:p>
              </table:table-cell>
              <table:table-cell office:value-type="float" office:value="0.213729">
                <text:p>0.213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212">
                <text:p>0.304212</text:p>
              </table:table-cell>
              <table:table-cell office:value-type="float" office:value="0.220806">
                <text:p>0.220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351">
                <text:p>0.30351</text:p>
              </table:table-cell>
              <table:table-cell office:value-type="float" office:value="0.21991">
                <text:p>0.21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8898">
                <text:p>0.308898</text:p>
              </table:table-cell>
              <table:table-cell office:value-type="float" office:value="0.225447">
                <text:p>0.225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8527">
                <text:p>0.308527</text:p>
              </table:table-cell>
              <table:table-cell office:value-type="float" office:value="0.217667">
                <text:p>0.217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3189">
                <text:p>0.303189</text:p>
              </table:table-cell>
              <table:table-cell office:value-type="float" office:value="0.220808">
                <text:p>0.220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3484">
                <text:p>0.303484</text:p>
              </table:table-cell>
              <table:table-cell office:value-type="float" office:value="0.221507">
                <text:p>0.221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3309">
                <text:p>0.303309</text:p>
              </table:table-cell>
              <table:table-cell office:value-type="float" office:value="0.216637">
                <text:p>0.216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403">
                <text:p>0.303403</text:p>
              </table:table-cell>
              <table:table-cell office:value-type="float" office:value="0.219889">
                <text:p>0.219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2722">
                <text:p>0.302722</text:p>
              </table:table-cell>
              <table:table-cell office:value-type="float" office:value="0.224282">
                <text:p>0.22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3309">
                <text:p>0.303309</text:p>
              </table:table-cell>
              <table:table-cell office:value-type="float" office:value="0.219408">
                <text:p>0.219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067">
                <text:p>0.303067</text:p>
              </table:table-cell>
              <table:table-cell office:value-type="float" office:value="0.225059">
                <text:p>0.225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2682">
                <text:p>0.302682</text:p>
              </table:table-cell>
              <table:table-cell office:value-type="float" office:value="0.211702">
                <text:p>0.211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3262">
                <text:p>0.303262</text:p>
              </table:table-cell>
              <table:table-cell office:value-type="float" office:value="0.209413">
                <text:p>0.209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2269">
                <text:p>0.302269</text:p>
              </table:table-cell>
              <table:table-cell office:value-type="float" office:value="0.221646">
                <text:p>0.221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413cm" svg:y="0.316cm" chart:style-name="ch2">
          <text:p>Error</text:p>
        </chart:title>
        <chart:legend chart:legend-position="end" svg:x="13.966cm" svg:y="4.204cm" style:legend-expansion="high" chart:style-name="ch3"/>
        <chart:plot-area chart:style-name="ch4" table:cell-range-address="Hoja1.F2:Hoja1.F52" chart:data-source-has-labels="row" svg:x="0.319cm" svg:y="1.275cm" svg:width="13.328cm" svg:height="6.57cm">
          <chartooo:coordinate-region svg:x="1.417cm" svg:y="1.474cm" svg:width="12.23cm" svg:height="5.579cm"/>
          <chart:axis chart:dimension="x" chart:name="primary-x" chart:style-name="ch5">
            <chart:title svg:x="6.132cm" svg:y="8.025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F3:Hoja1.F52" chart:label-cell-address="Hoja1.F2:Hoja1.F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6168">
                <text:p>0.306168</text:p>
                <draw:g>
                  <svg:desc>Hoja1.F3:Hoja1.F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3676">
                <text:p>0.303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2768">
                <text:p>0.302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2748">
                <text:p>0.302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2635">
                <text:p>0.302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3952">
                <text:p>0.303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2545">
                <text:p>0.302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223">
                <text:p>0.30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922">
                <text:p>0.301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2707">
                <text:p>0.302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2786">
                <text:p>0.302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089">
                <text:p>0.304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4285">
                <text:p>0.304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557">
                <text:p>0.3035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4194">
                <text:p>0.304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3809">
                <text:p>0.303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78">
                <text:p>0.30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2494">
                <text:p>0.302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3519">
                <text:p>0.303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546">
                <text:p>0.304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3762">
                <text:p>0.303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6124">
                <text:p>0.306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341">
                <text:p>0.303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4398">
                <text:p>0.304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3624">
                <text:p>0.303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3328">
                <text:p>0.303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2565">
                <text:p>0.302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3687">
                <text:p>0.303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2009">
                <text:p>0.302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3396">
                <text:p>0.303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2701">
                <text:p>0.302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2992">
                <text:p>0.3029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06195">
                <text:p>0.306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2423">
                <text:p>0.3024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048">
                <text:p>0.303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2531">
                <text:p>0.302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4212">
                <text:p>0.304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351">
                <text:p>0.30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8898">
                <text:p>0.3088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8527">
                <text:p>0.3085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3189">
                <text:p>0.303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3484">
                <text:p>0.303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3309">
                <text:p>0.303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3403">
                <text:p>0.303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2722">
                <text:p>0.302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3309">
                <text:p>0.303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3067">
                <text:p>0.303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02682">
                <text:p>0.302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03262">
                <text:p>0.303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02269">
                <text:p>0.3022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62cm" svg:y="0.316cm" chart:style-name="ch2">
          <text:p>Fx y Fy</text:p>
        </chart:title>
        <chart:legend chart:legend-position="end" svg:x="14.363cm" svg:y="3.954cm" style:legend-expansion="high" chart:style-name="ch3"/>
        <chart:plot-area chart:style-name="ch4" table:cell-range-address="Hoja1.B2:Hoja1.C52" chart:data-source-has-labels="row" svg:x="0.319cm" svg:y="1.275cm" svg:width="13.725cm" svg:height="6.569cm">
          <chartooo:coordinate-region svg:x="1.126cm" svg:y="1.474cm" svg:width="12.918cm" svg:height="5.578cm"/>
          <chart:axis chart:dimension="x" chart:name="primary-x" chart:style-name="ch5">
            <chart:title svg:x="6.33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B3:Hoja1.B52" chart:label-cell-address="Hoja1.B2:Hoja1.B2" chart:class="chart:line">
            <chart:data-point chart:repeated="50"/>
          </chart:series>
          <chart:series chart:style-name="ch9" chart:values-cell-range-address="Hoja1.C3:Hoja1.C52" chart:label-cell-address="Hoja1.C2:Hoja1.C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x</text:p>
                <draw:g>
                  <svg:desc>Hoja1.B2:Hoja1.B2</svg:desc>
                </draw:g>
              </table:table-cell>
              <table:table-cell office:value-type="string">
                <text:p>fy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2.605">
                <text:p>692.605</text:p>
                <draw:g>
                  <svg:desc>Hoja1.B3:Hoja1.B52</svg:desc>
                </draw:g>
              </table:table-cell>
              <table:table-cell office:value-type="float" office:value="691.639">
                <text:p>691.639</text:p>
                <draw:g>
                  <svg:desc>Hoja1.C3:Hoja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3.63">
                <text:p>693.63</text:p>
              </table:table-cell>
              <table:table-cell office:value-type="float" office:value="692.604">
                <text:p>692.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4.242">
                <text:p>694.242</text:p>
              </table:table-cell>
              <table:table-cell office:value-type="float" office:value="693.219">
                <text:p>693.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3.866">
                <text:p>693.866</text:p>
              </table:table-cell>
              <table:table-cell office:value-type="float" office:value="692.776">
                <text:p>692.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4.568">
                <text:p>694.568</text:p>
              </table:table-cell>
              <table:table-cell office:value-type="float" office:value="693.526">
                <text:p>693.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3.888">
                <text:p>693.888</text:p>
              </table:table-cell>
              <table:table-cell office:value-type="float" office:value="692.869">
                <text:p>692.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4.087">
                <text:p>694.087</text:p>
              </table:table-cell>
              <table:table-cell office:value-type="float" office:value="693.023">
                <text:p>693.0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4.411">
                <text:p>694.411</text:p>
              </table:table-cell>
              <table:table-cell office:value-type="float" office:value="693.366">
                <text:p>693.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.883">
                <text:p>693.883</text:p>
              </table:table-cell>
              <table:table-cell office:value-type="float" office:value="692.828">
                <text:p>692.8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4.239">
                <text:p>694.239</text:p>
              </table:table-cell>
              <table:table-cell office:value-type="float" office:value="693.172">
                <text:p>69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4.144">
                <text:p>694.144</text:p>
              </table:table-cell>
              <table:table-cell office:value-type="float" office:value="693.086">
                <text:p>693.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4.422">
                <text:p>694.422</text:p>
              </table:table-cell>
              <table:table-cell office:value-type="float" office:value="693.366">
                <text:p>693.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4.382">
                <text:p>694.382</text:p>
              </table:table-cell>
              <table:table-cell office:value-type="float" office:value="693.292">
                <text:p>693.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4.105">
                <text:p>694.105</text:p>
              </table:table-cell>
              <table:table-cell office:value-type="float" office:value="693.056">
                <text:p>693.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4.362">
                <text:p>694.362</text:p>
              </table:table-cell>
              <table:table-cell office:value-type="float" office:value="693.317">
                <text:p>693.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3.855">
                <text:p>693.855</text:p>
              </table:table-cell>
              <table:table-cell office:value-type="float" office:value="692.787">
                <text:p>692.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4.139">
                <text:p>694.139</text:p>
              </table:table-cell>
              <table:table-cell office:value-type="float" office:value="693.06">
                <text:p>693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3.439">
                <text:p>693.439</text:p>
              </table:table-cell>
              <table:table-cell office:value-type="float" office:value="692.338">
                <text:p>692.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4.203">
                <text:p>694.203</text:p>
              </table:table-cell>
              <table:table-cell office:value-type="float" office:value="693.178">
                <text:p>693.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4.067">
                <text:p>694.067</text:p>
              </table:table-cell>
              <table:table-cell office:value-type="float" office:value="692.976">
                <text:p>692.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4.769">
                <text:p>694.769</text:p>
              </table:table-cell>
              <table:table-cell office:value-type="float" office:value="693.709">
                <text:p>693.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5.664">
                <text:p>695.664</text:p>
              </table:table-cell>
              <table:table-cell office:value-type="float" office:value="694.61">
                <text:p>694.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4.578">
                <text:p>694.578</text:p>
              </table:table-cell>
              <table:table-cell office:value-type="float" office:value="693.556">
                <text:p>693.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4.166">
                <text:p>694.166</text:p>
              </table:table-cell>
              <table:table-cell office:value-type="float" office:value="693.086">
                <text:p>693.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5.301">
                <text:p>695.301</text:p>
              </table:table-cell>
              <table:table-cell office:value-type="float" office:value="694.233">
                <text:p>694.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4.011">
                <text:p>694.011</text:p>
              </table:table-cell>
              <table:table-cell office:value-type="float" office:value="692.91">
                <text:p>692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4.357">
                <text:p>694.357</text:p>
              </table:table-cell>
              <table:table-cell office:value-type="float" office:value="693.301">
                <text:p>693.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4.585">
                <text:p>694.585</text:p>
              </table:table-cell>
              <table:table-cell office:value-type="float" office:value="693.523">
                <text:p>693.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3.3">
                <text:p>693.3</text:p>
              </table:table-cell>
              <table:table-cell office:value-type="float" office:value="692.24">
                <text:p>692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3.925">
                <text:p>693.925</text:p>
              </table:table-cell>
              <table:table-cell office:value-type="float" office:value="692.855">
                <text:p>692.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4.078">
                <text:p>694.078</text:p>
              </table:table-cell>
              <table:table-cell office:value-type="float" office:value="693.013">
                <text:p>693.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3.773">
                <text:p>693.773</text:p>
              </table:table-cell>
              <table:table-cell office:value-type="float" office:value="692.688">
                <text:p>692.6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4.312">
                <text:p>694.312</text:p>
              </table:table-cell>
              <table:table-cell office:value-type="float" office:value="693.296">
                <text:p>693.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4.027">
                <text:p>694.027</text:p>
              </table:table-cell>
              <table:table-cell office:value-type="float" office:value="692.951">
                <text:p>692.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3.59">
                <text:p>693.59</text:p>
              </table:table-cell>
              <table:table-cell office:value-type="float" office:value="692.592">
                <text:p>692.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3.948">
                <text:p>693.948</text:p>
              </table:table-cell>
              <table:table-cell office:value-type="float" office:value="692.877">
                <text:p>692.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4.632">
                <text:p>694.632</text:p>
              </table:table-cell>
              <table:table-cell office:value-type="float" office:value="693.576">
                <text:p>693.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4.738">
                <text:p>694.738</text:p>
              </table:table-cell>
              <table:table-cell office:value-type="float" office:value="693.648">
                <text:p>693.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5.99">
                <text:p>695.99</text:p>
              </table:table-cell>
              <table:table-cell office:value-type="float" office:value="694.932">
                <text:p>694.9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3.24">
                <text:p>693.24</text:p>
              </table:table-cell>
              <table:table-cell office:value-type="float" office:value="692.133">
                <text:p>692.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4.065">
                <text:p>694.065</text:p>
              </table:table-cell>
              <table:table-cell office:value-type="float" office:value="692.982">
                <text:p>692.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4.444">
                <text:p>694.444</text:p>
              </table:table-cell>
              <table:table-cell office:value-type="float" office:value="693.364">
                <text:p>693.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4.176">
                <text:p>694.176</text:p>
              </table:table-cell>
              <table:table-cell office:value-type="float" office:value="693.108">
                <text:p>693.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4.216">
                <text:p>694.216</text:p>
              </table:table-cell>
              <table:table-cell office:value-type="float" office:value="693.107">
                <text:p>693.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4.405">
                <text:p>694.405</text:p>
              </table:table-cell>
              <table:table-cell office:value-type="float" office:value="693.33">
                <text:p>693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4.4">
                <text:p>694.4</text:p>
              </table:table-cell>
              <table:table-cell office:value-type="float" office:value="693.342">
                <text:p>693.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4.49">
                <text:p>694.49</text:p>
              </table:table-cell>
              <table:table-cell office:value-type="float" office:value="693.421">
                <text:p>693.4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3.758">
                <text:p>693.758</text:p>
              </table:table-cell>
              <table:table-cell office:value-type="float" office:value="692.678">
                <text:p>692.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3.86">
                <text:p>693.86</text:p>
              </table:table-cell>
              <table:table-cell office:value-type="float" office:value="692.785">
                <text:p>692.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3.139">
                <text:p>693.139</text:p>
              </table:table-cell>
              <table:table-cell office:value-type="float" office:value="692.113">
                <text:p>692.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09cm" svg:y="0.316cm" chart:style-name="ch2">
          <text:p>Cx y Cy</text:p>
        </chart:title>
        <chart:legend chart:legend-position="end" svg:x="14.284cm" svg:y="3.954cm" style:legend-expansion="high" chart:style-name="ch3"/>
        <chart:plot-area chart:style-name="ch4" table:cell-range-address="Hoja1.D2:Hoja1.E52" chart:data-source-has-labels="row" svg:x="0.319cm" svg:y="1.275cm" svg:width="13.646cm" svg:height="6.569cm">
          <chartooo:coordinate-region svg:x="1.126cm" svg:y="1.474cm" svg:width="12.839cm" svg:height="5.578cm"/>
          <chart:axis chart:dimension="x" chart:name="primary-x" chart:style-name="ch5">
            <chart:title svg:x="6.291cm" svg:y="8.024cm" chart:style-name="ch6">
              <text:p>Iteracione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D3:Hoja1.D52" chart:label-cell-address="Hoja1.D2:Hoja1.D2" chart:class="chart:line">
            <chart:data-point chart:repeated="50"/>
          </chart:series>
          <chart:series chart:style-name="ch9" chart:values-cell-range-address="Hoja1.E3:Hoja1.E52" chart:label-cell-address="Hoja1.E2:Hoja1.E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x</text:p>
                <draw:g>
                  <svg:desc>Hoja1.D2:Hoja1.D2</svg:desc>
                </draw:g>
              </table:table-cell>
              <table:table-cell office:value-type="string">
                <text:p>cy</text:p>
                <draw:g>
                  <svg:desc>Hoja1.E2:Hoj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7.794">
                <text:p>337.794</text:p>
                <draw:g>
                  <svg:desc>Hoja1.D3:Hoja1.D52</svg:desc>
                </draw:g>
              </table:table-cell>
              <table:table-cell office:value-type="float" office:value="261.278">
                <text:p>261.278</text:p>
                <draw:g>
                  <svg:desc>Hoja1.E3:Hoja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.416">
                <text:p>338.416</text:p>
              </table:table-cell>
              <table:table-cell office:value-type="float" office:value="261.136">
                <text:p>261.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.897">
                <text:p>335.897</text:p>
              </table:table-cell>
              <table:table-cell office:value-type="float" office:value="262.171">
                <text:p>262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8.184">
                <text:p>338.184</text:p>
              </table:table-cell>
              <table:table-cell office:value-type="float" office:value="262.315">
                <text:p>262.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.665">
                <text:p>337.665</text:p>
              </table:table-cell>
              <table:table-cell office:value-type="float" office:value="261.547">
                <text:p>261.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.935">
                <text:p>336.935</text:p>
              </table:table-cell>
              <table:table-cell office:value-type="float" office:value="262.441">
                <text:p>262.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7.615">
                <text:p>337.615</text:p>
              </table:table-cell>
              <table:table-cell office:value-type="float" office:value="262.332">
                <text:p>262.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.533">
                <text:p>336.533</text:p>
              </table:table-cell>
              <table:table-cell office:value-type="float" office:value="261.659">
                <text:p>261.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7.866">
                <text:p>337.866</text:p>
              </table:table-cell>
              <table:table-cell office:value-type="float" office:value="261.838">
                <text:p>261.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.839">
                <text:p>336.839</text:p>
              </table:table-cell>
              <table:table-cell office:value-type="float" office:value="262.282">
                <text:p>262.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7.652">
                <text:p>337.652</text:p>
              </table:table-cell>
              <table:table-cell office:value-type="float" office:value="261.997">
                <text:p>261.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7.671">
                <text:p>337.671</text:p>
              </table:table-cell>
              <table:table-cell office:value-type="float" office:value="261.674">
                <text:p>261.6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.117">
                <text:p>337.117</text:p>
              </table:table-cell>
              <table:table-cell office:value-type="float" office:value="262.195">
                <text:p>262.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.277">
                <text:p>337.277</text:p>
              </table:table-cell>
              <table:table-cell office:value-type="float" office:value="261.801">
                <text:p>261.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032">
                <text:p>337.032</text:p>
              </table:table-cell>
              <table:table-cell office:value-type="float" office:value="261.834">
                <text:p>261.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.986">
                <text:p>336.986</text:p>
              </table:table-cell>
              <table:table-cell office:value-type="float" office:value="261.526">
                <text:p>261.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6.67">
                <text:p>336.67</text:p>
              </table:table-cell>
              <table:table-cell office:value-type="float" office:value="262.244">
                <text:p>262.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8.247">
                <text:p>338.24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6.955">
                <text:p>336.955</text:p>
              </table:table-cell>
              <table:table-cell office:value-type="float" office:value="261.318">
                <text:p>261.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7.057">
                <text:p>337.057</text:p>
              </table:table-cell>
              <table:table-cell office:value-type="float" office:value="262.704">
                <text:p>262.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5.863">
                <text:p>335.863</text:p>
              </table:table-cell>
              <table:table-cell office:value-type="float" office:value="262.352">
                <text:p>262.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7.621">
                <text:p>337.621</text:p>
              </table:table-cell>
              <table:table-cell office:value-type="float" office:value="261.639">
                <text:p>261.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6.879">
                <text:p>336.879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6.867">
                <text:p>336.867</text:p>
              </table:table-cell>
              <table:table-cell office:value-type="float" office:value="262.717">
                <text:p>262.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.949">
                <text:p>335.949</text:p>
              </table:table-cell>
              <table:table-cell office:value-type="float" office:value="261.936">
                <text:p>261.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7.331">
                <text:p>337.331</text:p>
              </table:table-cell>
              <table:table-cell office:value-type="float" office:value="262.767">
                <text:p>262.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.199">
                <text:p>337.199</text:p>
              </table:table-cell>
              <table:table-cell office:value-type="float" office:value="261.488">
                <text:p>261.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6.303">
                <text:p>336.303</text:p>
              </table:table-cell>
              <table:table-cell office:value-type="float" office:value="262.342">
                <text:p>262.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8.278">
                <text:p>338.278</text:p>
              </table:table-cell>
              <table:table-cell office:value-type="float" office:value="261.931">
                <text:p>261.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.325">
                <text:p>337.325</text:p>
              </table:table-cell>
              <table:table-cell office:value-type="float" office:value="261.987">
                <text:p>261.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.98">
                <text:p>337.98</text:p>
              </table:table-cell>
              <table:table-cell office:value-type="float" office:value="261.857">
                <text:p>261.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.099">
                <text:p>338.099</text:p>
              </table:table-cell>
              <table:table-cell office:value-type="float" office:value="261.857">
                <text:p>261.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7.837">
                <text:p>337.837</text:p>
              </table:table-cell>
              <table:table-cell office:value-type="float" office:value="261.773">
                <text:p>261.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8.172">
                <text:p>338.172</text:p>
              </table:table-cell>
              <table:table-cell office:value-type="float" office:value="261.39">
                <text:p>261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7.583">
                <text:p>337.583</text:p>
              </table:table-cell>
              <table:table-cell office:value-type="float" office:value="261.626">
                <text:p>261.6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.661">
                <text:p>336.661</text:p>
              </table:table-cell>
              <table:table-cell office:value-type="float" office:value="262.516">
                <text:p>262.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6.858">
                <text:p>336.858</text:p>
              </table:table-cell>
              <table:table-cell office:value-type="float" office:value="262.523">
                <text:p>262.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5.921">
                <text:p>335.921</text:p>
              </table:table-cell>
              <table:table-cell office:value-type="float" office:value="262.314">
                <text:p>262.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6.861">
                <text:p>336.861</text:p>
              </table:table-cell>
              <table:table-cell office:value-type="float" office:value="262.054">
                <text:p>262.0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.342">
                <text:p>337.342</text:p>
              </table:table-cell>
              <table:table-cell office:value-type="float" office:value="263.193">
                <text:p>263.1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6.999">
                <text:p>336.999</text:p>
              </table:table-cell>
              <table:table-cell office:value-type="float" office:value="261.606">
                <text:p>261.6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6.811">
                <text:p>336.811</text:p>
              </table:table-cell>
              <table:table-cell office:value-type="float" office:value="262.66">
                <text:p>262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7.296">
                <text:p>337.296</text:p>
              </table:table-cell>
              <table:table-cell office:value-type="float" office:value="261.752">
                <text:p>261.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7.396">
                <text:p>337.396</text:p>
              </table:table-cell>
              <table:table-cell office:value-type="float" office:value="261.484">
                <text:p>261.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7.035">
                <text:p>337.035</text:p>
              </table:table-cell>
              <table:table-cell office:value-type="float" office:value="262.348">
                <text:p>262.3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7.021">
                <text:p>337.021</text:p>
              </table:table-cell>
              <table:table-cell office:value-type="float" office:value="262.557">
                <text:p>262.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6.573">
                <text:p>336.573</text:p>
              </table:table-cell>
              <table:table-cell office:value-type="float" office:value="262.004">
                <text:p>262.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.13">
                <text:p>338.13</text:p>
              </table:table-cell>
              <table:table-cell office:value-type="float" office:value="262.134">
                <text:p>262.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8.399">
                <text:p>338.399</text:p>
              </table:table-cell>
              <table:table-cell office:value-type="float" office:value="261.586">
                <text:p>261.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8">
                <text:p>338</text:p>
              </table:table-cell>
              <table:table-cell office:value-type="float" office:value="261.602">
                <text:p>261.6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712cm" svg:y="0.316cm" chart:style-name="ch2">
          <text:p>Colinealidad</text:p>
        </chart:title>
        <chart:legend chart:legend-position="end" svg:x="12.802cm" svg:y="4.204cm" style:legend-expansion="high" chart:style-name="ch3"/>
        <chart:plot-area chart:style-name="ch4" table:cell-range-address="Hoja1.G2:Hoja1.G52" chart:data-source-has-labels="row" svg:x="0.319cm" svg:y="1.275cm" svg:width="12.164cm" svg:height="6.57cm">
          <chartooo:coordinate-region svg:x="1.946cm" svg:y="1.475cm" svg:width="10.537cm" svg:height="5.579cm"/>
          <chart:axis chart:dimension="x" chart:name="primary-x" chart:style-name="ch5">
            <chart:title svg:x="5.55cm" svg:y="8.025cm" chart:style-name="ch6">
              <text:p>Iteracione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G3:Hoja1.G52" chart:label-cell-address="Hoja1.G2:Hoja1.G2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inealidad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402">
                <text:p>0.203402</text:p>
                <draw:g>
                  <svg:desc>Hoja1.G3:Hoja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559">
                <text:p>0.217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6207">
                <text:p>0.226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8168">
                <text:p>0.218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837">
                <text:p>0.2088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4693">
                <text:p>0.214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9653">
                <text:p>0.20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3831">
                <text:p>0.223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217">
                <text:p>0.21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511">
                <text:p>0.217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7018">
                <text:p>0.217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2899">
                <text:p>0.212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4143">
                <text:p>0.224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578">
                <text:p>0.225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0086">
                <text:p>0.220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0341">
                <text:p>0.220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468">
                <text:p>0.222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8899">
                <text:p>0.208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4772">
                <text:p>0.224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757">
                <text:p>0.224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5914">
                <text:p>0.225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7929">
                <text:p>0.217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0922">
                <text:p>0.230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3575">
                <text:p>0.2235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6057">
                <text:p>0.2260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999">
                <text:p>0.21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2488">
                <text:p>0.212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179">
                <text:p>0.22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651">
                <text:p>0.212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0523">
                <text:p>0.220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9693">
                <text:p>0.209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0357">
                <text:p>0.210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5054">
                <text:p>0.215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101">
                <text:p>0.21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7328">
                <text:p>0.217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3729">
                <text:p>0.2137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0806">
                <text:p>0.220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991">
                <text:p>0.21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5447">
                <text:p>0.225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7667">
                <text:p>0.217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0808">
                <text:p>0.2208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1507">
                <text:p>0.2215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6637">
                <text:p>0.216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9889">
                <text:p>0.219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4282">
                <text:p>0.22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9408">
                <text:p>0.219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5059">
                <text:p>0.225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1702">
                <text:p>0.2117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9413">
                <text:p>0.209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1646">
                <text:p>0.2216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